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1504in" svg:y="0.2067in">
            <draw:object draw:notify-on-update-of-ranges="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treams</text:p>
          </table:table-cell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Time (Kernel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.99" calcext:value-type="float">
            <text:p>13.99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.19" calcext:value-type="float">
            <text:p>13.19</text:p>
          </table:table-cell>
          <table:table-cell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2" calcext:value-type="float">
            <text:p>13.2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45" calcext:value-type="float">
            <text:p>13.45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.523" calcext:value-type="float">
            <text:p>13.523</text:p>
          </table:table-cell>
          <table:table-cell office:value-type="float" office:value="2.7493" calcext:value-type="float">
            <text:p>2.74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702" calcext:value-type="float">
            <text:p>13.702</text:p>
          </table:table-cell>
          <table:table-cell office:value-type="float" office:value="2.768" calcext:value-type="float">
            <text:p>2.7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.946" calcext:value-type="float">
            <text:p>13.946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026" calcext:value-type="float">
            <text:p>14.026</text:p>
          </table:table-cell>
          <table:table-cell office:value-type="float" office:value="2.863" calcext:value-type="float">
            <text:p>2.8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268" calcext:value-type="float">
            <text:p>14.268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81" calcext:value-type="float">
            <text:p>14.81</text:p>
          </table:table-cell>
          <table:table-cell office:value-type="float" office:value="2.894" calcext:value-type="float">
            <text:p>2.8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6T22:23:11.713120478</meta:creation-date>
    <dc:date>2021-12-06T23:28:57.312959532</dc:date>
    <meta:editing-duration>PT3M53S</meta:editing-duration>
    <meta:editing-cycles>1</meta:editing-cycles>
    <meta:document-statistic meta:table-count="1" meta:cell-count="33" meta:object-count="1"/>
    <meta:generator>LibreOffice/7.1.7.2$Linux_X86_64 LibreOffice_project/1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13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87cm" svg:y="0.078cm" chart:style-name="ch2">
          <text:p>Execution Time vs Number of Streams</text:p>
        </chart:title>
        <chart:plot-area chart:style-name="ch3" table:cell-range-address="Sheet1.B2:Sheet1.B11" svg:x="0.643cm" svg:y="0.854cm" svg:width="14.823cm" svg:height="7.411cm">
          <chart:coordinate-region svg:x="1.555cm" svg:y="1.053cm" svg:width="13.724cm" svg:height="6.565cm"/>
          <chart:axis chart:dimension="x" chart:name="primary-x" chart:style-name="ch4">
            <chart:title svg:x="6.613cm" svg:y="8.278cm" chart:style-name="ch5">
              <text:p>Number of Streams</text:p>
            </chart:title>
          </chart:axis>
          <chart:axis chart:dimension="y" chart:name="primary-y" chart:style-name="ch6">
            <chart:title svg:x="0cm" svg:y="5.37cm" chart:style-name="ch7">
              <text:p>Time (ms)</text:p>
            </chart:title>
            <chart:grid chart:style-name="ch8" chart:class="major"/>
          </chart:axis>
          <chart:series chart:style-name="ch9" chart:values-cell-range-address="Sheet1.B2:Sheet1.B1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.99">
                <text:p>13.99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.22">
                <text:p>13.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45">
                <text:p>13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.523">
                <text:p>13.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.702">
                <text:p>13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.946">
                <text:p>13.9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026">
                <text:p>14.0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.268">
                <text:p>14.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.81">
                <text:p>14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